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98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97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98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4.556cm" svg:y="4.048cm">
          <text:p text:style-name="P1">0, 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7.096cm" svg:y="4.048cm">
          <text:p text:style-name="P1">-1,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9.636cm" svg:y="4.048cm">
          <text:p text:style-name="P1">2, -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31cm" svg:height="1.27cm" svg:x="4.556cm" svg:y="5.318cm">
          <text:p text:style-name="P1">1, -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33cm" svg:height="1.27cm" svg:x="7.087cm" svg:y="5.318cm">
          <text:p text:style-name="P1">0, 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31cm" svg:height="1.27cm" svg:x="9.636cm" svg:y="5.318cm">
          <text:p text:style-name="P1">-1,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31cm" svg:height="1.27cm" svg:x="4.556cm" svg:y="6.588cm">
          <text:p text:style-name="P1">-2,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33cm" svg:height="1.27cm" svg:x="7.087cm" svg:y="6.588cm">
          <text:p text:style-name="P1">1, -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31cm" svg:height="1.27cm" svg:x="9.636cm" svg:y="6.588cm">
          <text:p text:style-name="P1">0,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76cm" svg:height="0.806cm" svg:x="7.318cm" svg:y="3.113cm">
          <draw:text-box>
            <text:p><text:span text:style-name="T1">Move=2</text:span></text:p>
          </draw:text-box>
        </draw:frame>
        <draw:frame draw:style-name="gr4" draw:text-style-name="P3" draw:layer="layout" svg:width="2.276cm" svg:height="0.806cm" svg:x="4.818cm" svg:y="3.113cm">
          <draw:text-box>
            <text:p><text:span text:style-name="T1">Move=1</text:span></text:p>
          </draw:text-box>
        </draw:frame>
        <draw:frame draw:style-name="gr4" draw:text-style-name="P3" draw:layer="layout" svg:width="2.276cm" svg:height="0.806cm" svg:x="9.918cm" svg:y="3.113cm">
          <draw:text-box>
            <text:p><text:span text:style-name="T1">Move=5</text:span></text:p>
          </draw:text-box>
        </draw:frame>
        <draw:frame draw:style-name="gr4" draw:text-style-name="P3" draw:layer="layout" svg:width="2.276cm" svg:height="0.806cm" svg:x="2.218cm" svg:y="4.313cm">
          <draw:text-box>
            <text:p><text:span text:style-name="T1">Move=1</text:span></text:p>
          </draw:text-box>
        </draw:frame>
        <draw:frame draw:style-name="gr4" draw:text-style-name="P3" draw:layer="layout" svg:width="2.276cm" svg:height="0.806cm" svg:x="2.218cm" svg:y="5.513cm">
          <draw:text-box>
            <text:p><text:span text:style-name="T1">Move=2</text:span></text:p>
          </draw:text-box>
        </draw:frame>
        <draw:frame draw:style-name="gr4" draw:text-style-name="P3" draw:layer="layout" svg:width="2.276cm" svg:height="0.806cm" svg:x="2.218cm" svg:y="6.713cm">
          <draw:text-box>
            <text:p><text:span text:style-name="T1">Move=5</text:span></text:p>
          </draw:text-box>
        </draw:frame>
        <draw:frame draw:style-name="gr4" draw:text-style-name="P5" draw:layer="layout" svg:width="2.932cm" svg:height="0.962cm" svg:x="6.918cm" svg:y="2.213cm">
          <draw:text-box>
            <text:p text:style-name="P4"><text:span text:style-name="T2">Player 2</text:span></text:p>
          </draw:text-box>
        </draw:frame>
        <draw:frame draw:style-name="gr4" draw:text-style-name="P5" draw:layer="layout" svg:width="2.932cm" svg:height="0.962cm" draw:transform="rotate (1.5707963267949) translate (1.403cm 7.26cm)">
          <draw:text-box>
            <text:p text:style-name="P4"><text:span text:style-name="T2">Player 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0T01:45:42.540000000</meta:creation-date>
    <dc:date>2020-04-20T01:56:50.605000000</dc:date>
    <meta:editing-duration>PT18S</meta:editing-duration>
    <meta:editing-cycles>1</meta:editing-cycles>
    <meta:document-statistic meta:object-count="17"/>
    <meta:generator>LibreOffice/6.3.2.2$Windows_X86_64 LibreOffice_project/98b30e735bda24bc04ab42594c85f7fd8be07b9c</meta:generator>
  </office:meta>
</office:document-meta>
</file>